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nsolas, Monaco, 'Andale Mono', 'Ubuntu Mono', monospace"/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2d3" officeooo:paragraph-rsid="001e82d3"/>
    </style:style>
    <style:style style:name="P2" style:family="paragraph" style:parent-style-name="Standard">
      <style:text-properties officeooo:rsid="001e82d3" officeooo:paragraph-rsid="00266923"/>
    </style:style>
    <style:style style:name="P3" style:family="paragraph" style:parent-style-name="Standard">
      <style:text-properties officeooo:paragraph-rsid="001e82d3"/>
    </style:style>
    <style:style style:name="P4" style:family="paragraph" style:parent-style-name="Standard">
      <style:text-properties officeooo:rsid="00204666" officeooo:paragraph-rsid="00204666"/>
    </style:style>
    <style:style style:name="P5" style:family="paragraph" style:parent-style-name="Standard">
      <style:text-properties officeooo:rsid="00266923" officeooo:paragraph-rsid="00266923"/>
    </style:style>
    <style:style style:name="P6" style:family="paragraph" style:parent-style-name="Standard">
      <style:text-properties officeooo:paragraph-rsid="00457259"/>
    </style:style>
    <style:style style:name="T1" style:family="text">
      <style:text-properties officeooo:rsid="001e82d3"/>
    </style:style>
    <style:style style:name="T2" style:family="text">
      <style:text-properties officeooo:rsid="00204666"/>
    </style:style>
    <style:style style:name="T3" style:family="text">
      <style:text-properties officeooo:rsid="00266923"/>
    </style:style>
    <style:style style:name="T4" style:family="text">
      <style:text-properties fo:font-variant="normal" fo:text-transform="none" fo:color="#834689" style:font-name="Liberation Mono" fo:font-size="9pt" fo:letter-spacing="normal" fo:font-style="normal" fo:font-weight="normal" officeooo:rsid="001e82d3" fo:background-color="#f8f8f8" loext:char-shading-value="0" loext:padding="0in" loext:border="none"/>
    </style:style>
    <style:style style:name="T5" style:family="text">
      <style:text-properties fo:font-variant="normal" fo:text-transform="none" fo:color="#834689" style:font-name="Liberation Mono" fo:font-size="9pt" fo:letter-spacing="normal" fo:font-style="normal" fo:font-weight="normal" officeooo:rsid="0046452c" fo:background-color="#f8f8f8" loext:char-shading-value="0" loext:padding="0in" loext:border="none"/>
    </style:style>
    <style:style style:name="T6" style:family="text">
      <style:text-properties fo:font-variant="normal" fo:text-transform="none" fo:color="#000000" fo:letter-spacing="normal" officeooo:rsid="001e82d3"/>
    </style:style>
    <style:style style:name="T7" style:family="text">
      <style:text-properties fo:font-variant="normal" fo:text-transform="none" fo:color="#0077aa" style:font-name="Liberation Mono" fo:font-size="9pt" fo:letter-spacing="normal" fo:font-style="normal" fo:font-weight="normal" officeooo:rsid="001e82d3" fo:background-color="#f8f8f8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tracked-changes>
        <text:changed-region xml:id="ct94558123912800" text:id="ct94558123912800">
          <text:insertion>
            <office:change-info>
              <dc:creator>Unknown Author</dc:creator>
              <dc:date>2019-11-08T11:11:43</dc:date>
            </office:change-info>
          </text:insertion>
        </text:changed-region>
        <text:changed-region xml:id="ct94558123919072" text:id="ct94558123919072">
          <text:insertion>
            <office:change-info>
              <dc:creator>Unknown Author</dc:creator>
              <dc:date>2019-11-08T11:11:53</dc:date>
            </office:change-info>
          </text:insertion>
        </text:changed-region>
        <text:changed-region xml:id="ct94558123947232" text:id="ct94558123947232">
          <text:insertion>
            <office:change-info>
              <dc:creator>Unknown Author</dc:creator>
              <dc:date>2019-11-08T11:24:46</dc:date>
            </office:change-info>
          </text:insertion>
        </text:changed-region>
        <text:changed-region xml:id="ct94558123953872" text:id="ct94558123953872">
          <text:insertion>
            <office:change-info>
              <dc:creator>Unknown Author</dc:creator>
              <dc:date>2019-11-08T11:43:49</dc:date>
            </office:change-info>
          </text:insertion>
        </text:changed-region>
        <text:changed-region xml:id="ct94558123954752" text:id="ct94558123954752">
          <text:insertion>
            <office:change-info>
              <dc:creator>Unknown Author</dc:creator>
              <dc:date>2019-11-08T11:46:57</dc:date>
            </office:change-info>
          </text:insertion>
        </text:changed-region>
        <text:changed-region xml:id="ct94558123956272" text:id="ct94558123956272">
          <text:insertion>
            <office:change-info>
              <dc:creator>Unknown Author</dc:creator>
              <dc:date>2019-11-08T11:47:12</dc:date>
            </office:change-info>
          </text:insertion>
        </text:changed-region>
        <text:changed-region xml:id="ct94558123957792" text:id="ct94558123957792">
          <text:insertion>
            <office:change-info>
              <dc:creator>Unknown Author</dc:creator>
              <dc:date>2019-11-08T12:09:48</dc:date>
            </office:change-info>
          </text:insertion>
        </text:changed-region>
        <text:changed-region xml:id="ct94558123959312" text:id="ct94558123959312">
          <text:insertion>
            <office:change-info>
              <dc:creator>Unknown Author</dc:creator>
              <dc:date>2019-11-08T12:10:12</dc:date>
            </office:change-info>
          </text:insertion>
        </text:changed-region>
        <text:changed-region xml:id="ct94558123960192" text:id="ct94558123960192">
          <text:insertion>
            <office:change-info>
              <dc:creator>Unknown Author</dc:creator>
              <dc:date>2019-11-09T22:03:44</dc:date>
            </office:change-info>
          </text:insertion>
        </text:changed-region>
        <text:changed-region xml:id="ct94558123961712" text:id="ct94558123961712">
          <text:insertion>
            <office:change-info>
              <dc:creator>Unknown Author</dc:creator>
              <dc:date>2019-11-09T22:09:10</dc:date>
            </office:change-info>
          </text:insertion>
        </text:changed-region>
        <text:changed-region xml:id="ct94558123962592" text:id="ct94558123962592">
          <text:insertion>
            <office:change-info>
              <dc:creator>Unknown Author</dc:creator>
              <dc:date>2019-11-09T22:10:09</dc:date>
            </office:change-info>
          </text:insertion>
        </text:changed-region>
        <text:changed-region xml:id="ct94558123965392" text:id="ct94558123965392">
          <text:insertion>
            <office:change-info>
              <dc:creator>Unknown Author</dc:creator>
              <dc:date>2019-11-09T22:13:04</dc:date>
            </office:change-info>
          </text:insertion>
        </text:changed-region>
        <text:changed-region xml:id="ct94558123968192" text:id="ct94558123968192">
          <text:insertion>
            <office:change-info>
              <dc:creator>Unknown Author</dc:creator>
              <dc:date>2019-11-09T23:49:11</dc:date>
            </office:change-info>
          </text:insertion>
        </text:changed-region>
        <text:changed-region xml:id="ct94558123971552" text:id="ct94558123971552">
          <text:insertion>
            <office:change-info>
              <dc:creator>Unknown Author</dc:creator>
              <dc:date>2019-11-10T01:10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-start text:change-id="ct94558123912800"/></text:p>
      <text:p text:style-name="Standard">CREATE DATABASE taskTool;</text:p>
      <text:p text:style-name="Standard"/>
      <text:p text:style-name="Standard"><text:change-end text:change-id="ct94558123912800"/>CREATE TABLE projects(</text:p>
      <text:p text:style-name="P3">Id_Project <text:span text:style-name="T1">I</text:span>NT AUTO_INCREMENT PRIMARY KEY,</text:p>
      <text:p text:style-name="Standard">Project_Name VARCHAR(255) NOT NULL,</text:p>
      <text:p text:style-name="Standard">Project_Description TEXT,</text:p>
      <text:p text:style-name="Standard"><text:s/>Project_State ENUM('CURRENT','FINISHED','IN_PROGRESS','PAUSED','W84A')</text:p>
      <text:p text:style-name="P1">);<text:change-start text:change-id="ct94558123919072"/></text:p>
      <text:p text:style-name="P1"><text:change-end text:change-id="ct94558123919072"/><text:change-start text:change-id="ct94558123947232"/></text:p>
      <text:p text:style-name="P1">CREATE TABLE tasks(</text:p>
      <text:p text:style-name="P1">Id_Task INT AUTO_INCREMENT PRIMARY KEY,</text:p>
      <text:p text:style-name="P1"><text:s/>Task_Name VARCHAR(255),</text:p>
      <text:p text:style-name="P1"><text:s/>Task_Description TEXT,</text:p>
      <text:p text:style-name="P1"><text:s/>Task_Priority ENUM('CRITICAL','MAJOR','MINOR','TRIVIAL'),</text:p>
      <text:p text:style-name="P1"><text:s/>Task_State ENUM('CURRENT','FINISHED','IN_PROGRESS','PAUSED','W84A'),</text:p>
      <text:p text:style-name="P6"><text:span text:style-name="T1"><text:s/>Task_StartDate <text:s/></text:span><text:span text:style-name="T4">DATETIME</text:span><text:span text:style-name="T5"> </text:span><text:span text:style-name="T7">DEFAULT</text:span><text:span text:style-name="T6"> </text:span><text:span text:style-name="T7">CURRENT_TIMESTAMP</text:span><text:span text:style-name="T6"> </text:span><text:span text:style-name="T7">ON</text:span><text:span text:style-name="T6"> </text:span><text:span text:style-name="T7">UPDATE</text:span><text:span text:style-name="T6"> </text:span><text:span text:style-name="T7">CURRENT_TIMESTAMP,</text:span></text:p>
      <text:p text:style-name="P6"><text:span text:style-name="T1"><text:s/>Task_DueDate <text:s/></text:span><text:span text:style-name="T4">DATETIME</text:span><text:span text:style-name="T5"> </text:span><text:span text:style-name="T7">DEFAULT</text:span><text:span text:style-name="T6"> </text:span><text:span text:style-name="T7">CURRENT_TIMESTAMP</text:span><text:span text:style-name="T6"> </text:span><text:span text:style-name="T7">ON</text:span><text:span text:style-name="T6"> </text:span><text:span text:style-name="T7">UPDATE</text:span><text:span text:style-name="T6"> </text:span><text:span text:style-name="T7">CURRENT_TIMESTAMP</text:span></text:p>
      <text:p text:style-name="P4">);</text:p>
      <text:p text:style-name="P1"><text:s/><text:change-end text:change-id="ct94558123947232"/><text:change-start text:change-id="ct94558123953872"/></text:p>
      <text:p text:style-name="P1"/>
      <text:p text:style-name="P1">CREATE TABLE users(</text:p>
      <text:p text:style-name="P1"><text:span text:style-name="T2">I</text:span>d_User INT AUTO_INCREMENT PRIMARY KEY,</text:p>
      <text:p text:style-name="P2">Name VARCHAR(255) NOT NULL,</text:p>
      <text:p text:style-name="P2">Surname VARCHAR(255) NOT NULL,</text:p>
      <text:p text:style-name="P1">Username VARCHAR(255) <text:span text:style-name="T3">NOT NULL</text:span>,</text:p>
      <text:p text:style-name="P2">Password VARCHAR(255) NOT NULL,</text:p>
      <text:p text:style-name="P5">Speciality <text:span text:style-name="T1">VARCHAR(255) NOT NULL,</text:span></text:p>
      <text:p text:style-name="P1">User_Email VARCHAR(255),</text:p>
      <text:p text:style-name="P1">User_Git VARCHAR(255)<text:change-end text:change-id="ct94558123953872"/><text:change-start text:change-id="ct94558123954752"/></text:p>
      <text:p text:style-name="P4">);<text:change-end text:change-id="ct94558123954752"/><text:change-start text:change-id="ct94558123956272"/></text:p>
      <text:p text:style-name="P4"/>
      <text:p text:style-name="P4"><text:change-end text:change-id="ct94558123956272"/><text:change-start text:change-id="ct94558123957792"/>ALTER TABLE tasks ADD Id_Project INT DEFAULT NULL;</text:p>
      <text:p text:style-name="P4">ALTER TABLE tasks ADD CONSTRAINT fk_Id_Project FOREIGN KEY(Id_Project) </text:p>
      <text:p text:style-name="P4">REFERENCES projects(Id_Project);<text:change-end text:change-id="ct94558123957792"/><text:change-start text:change-id="ct94558123959312"/></text:p>
      <text:p text:style-name="P4"/>
      <text:p text:style-name="P4"><text:change-end text:change-id="ct94558123959312"/><text:change-start text:change-id="ct94558123960192"/></text:p>
      <text:p text:style-name="P4"><text:change-end text:change-id="ct94558123960192"/><text:change-start text:change-id="ct94558123961712"/></text:p>
      <text:p text:style-name="P4">ALTER TABLE tasks ADD Id_Sender INT DEFAULT NULL;</text:p>
      <text:p text:style-name="P4"><text:change-end text:change-id="ct94558123961712"/><text:change-start text:change-id="ct94558123962592"/>ALTER TABLE tasks ADD CONSTRAINT fk_Id_Sender FOREIGN KEY(Id_Sender)</text:p>
      <text:p text:style-name="P4"><text:s/>REFERENCES users(Id_User);<text:change-end text:change-id="ct94558123962592"/></text:p>
      <text:p text:style-name="P4"/>
      <text:p text:style-name="P4">ALTER TABLE tasks ADD Id_Receiver INT DEFAULT NULL;<text:change-start text:change-id="ct94558123965392"/></text:p>
      <text:p text:style-name="P4">ALTER TABLE tasks ADD CONSTRAINT fk_Id_Receiver FOREIGN KEY(Id_Receiver)</text:p>
      <text:p text:style-name="P4">REFERENCES users(Id_User);<text:change-end text:change-id="ct94558123965392"/><text:change-start text:change-id="ct94558123968192"/></text:p>
      <text:p text:style-name="P4"/>
      <text:p text:style-name="P4">ALTER TABLE tasks ADD Id_User INT DEFAULT NULL;</text:p>
      <text:p text:style-name="P4">ALTER TABLE tasks ADD CONSTRAINT fk_Id_User FOREIGN KEY(Id_User)</text:p>
      <text:p text:style-name="P4"><text:s/>REFERENCES users(Id_User);<text:change-end text:change-id="ct94558123968192"/><text:change-start text:change-id="ct94558123971552"/></text:p>
      <text:p text:style-name="P4"><text:soft-page-break/></text:p>
      <text:p text:style-name="P4">ALTER TABLE users ADD Id_Project INT DEFAULT NULL;</text:p>
      <text:p text:style-name="P4">ALTER TABLE users</text:p>
      <text:p text:style-name="P4">ADD FOREIGN KEY(Id_Project) REFERENCES projects(Id_Project);<text:change-end text:change-id="ct945581239715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nsolas, Monaco, 'Andale Mono', 'Ubuntu Mono', monospace"/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0:44:49.915373853</meta:creation-date>
    <dc:date>2019-11-10T23:27:40.499547365</dc:date>
    <meta:editing-duration>PT2H20M30S</meta:editing-duration>
    <meta:editing-cycles>6</meta:editing-cycles>
    <meta:generator>LibreOffice/6.2.7.1$Linux_X86_64 LibreOffice_project/20$Build-1</meta:generator>
    <meta:document-statistic meta:table-count="0" meta:image-count="0" meta:object-count="0" meta:page-count="2" meta:paragraph-count="42" meta:word-count="172" meta:character-count="1582" meta:non-whitespace-character-count="1438"/>
  </office:meta>
</office:document-meta>
</file>